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fe5c" officeooo:paragraph-rsid="0010fe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4</text:p>
      <text:p text:style-name="P1"/>
      <text:p text:style-name="P1"/>
      <text:p text:style-name="P1"/>
      <text:p text:style-name="P1">Intro: <text:s/></text:p>
      <text:p text:style-name="P1"/>
      <text:p text:style-name="P1"/>
      <text:p text:style-name="P1"><text:tab/>This assignment is to create a action server and action client to function the same way as the last assignment, however in addition with client also monitoring the lidar_alarm in order to send more commands. </text:p>
      <text:p text:style-name="P1"/>
      <text:p text:style-name="P1">Procedure:</text:p>
      <text:p text:style-name="P1"/>
      <text:p text:style-name="P1"><text:tab/>This assignment has been surprisingly hard. I first attempted to create a new action server package, however the numerous syntax errors just took too much time to move on. Then I decided to edit directly from the navigator package from learning_ros. In the action client I have successfully subscribed the lidar_alarm topic and inside the main of the action client I created a if statement to monitor the lidar alarm. To send the goals via .action I used geometry message posestamped[] to store the poses I gave in the client. I also used a push.back function to store these poses. To access these poses in the server, I used a for loop to unpack the poses one by one and publish to the robot in that fash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2:47:58.253311332</meta:creation-date>
    <dc:date>2017-02-23T12:55:15.028766151</dc:date>
    <meta:editing-duration>P0D</meta:editing-duration>
    <meta:editing-cycles>1</meta:editing-cycles>
    <meta:document-statistic meta:table-count="0" meta:image-count="0" meta:object-count="0" meta:page-count="1" meta:paragraph-count="5" meta:word-count="166" meta:character-count="950" meta:non-whitespace-character-count="783"/>
    <meta:generator>LibreOffice/4.2.8.2$Linux_X86_64 LibreOffice_project/420m0$Build-2</meta:generator>
  </office:meta>
</office:document-meta>
</file>